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font-style="normal" fo:font-weight="normal" style:font-style-asian="normal" style:font-weight-asian="normal" style:font-style-complex="normal" style:font-weight-complex="normal"/>
    </style:style>
    <style:style style:name="P2" style:family="paragraph" style:parent-style-name="Text_20_body">
      <style:text-properties fo:font-style="normal" style:font-style-asian="normal" style:font-style-complex="normal"/>
    </style:style>
    <style:style style:name="P3" style:family="paragraph" style:parent-style-name="Heading_20_3">
      <style:text-properties fo:font-style="normal" style:font-style-asian="normal" style:font-style-complex="normal"/>
    </style:style>
    <style:style style:name="P4" style:family="paragraph" style:parent-style-name="Text_20_body">
      <style:text-properties fo:font-weight="normal" style:font-weight-asian="normal" style:font-weight-complex="normal"/>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normal" style:font-style-asian="normal" style:font-style-complex="normal"/>
    </style:style>
    <style:style style:name="T4" style:family="text">
      <style:text-properties fo:font-style="normal" fo:font-weight="bold" style:font-style-asian="normal" style:font-weight-asian="bold" style:font-style-complex="normal" style:font-weight-complex="bold"/>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
      <text:h text:style-name="Heading_20_1" text:outline-level="1">Dissertation Writeup</text:h>
      <text:h text:style-name="Heading_20_2" text:outline-level="2">Abstract</text:h>
      <text:h text:style-name="Heading_20_2" text:outline-level="2">Declaration</text:h>
      <text:h text:style-name="Heading_20_2" text:outline-level="2">Introduction</text:h>
      <text:h text:style-name="Heading_20_3" text:outline-level="3">Introduction</text:h>
      <text:p text:style-name="Text_20_body">This chapter will outline the structure of this dissertation, the definition of the problem and how <text:s/>this project attempts to solve it presented as Aims and Objectives.</text:p>
      <text:h text:style-name="Heading_20_3" text:outline-level="3">Structure of this Dissertation</text:h>
      <text:p text:style-name="Text_20_body">Chapter One outlines the Problem this project is attempt to solve, my hypothesis on how it could potentially be solved, a list of Aims and Objectives that must be met to solve this problem and a set of Deliverables that must be provided for the project to be considered complete.</text:p>
      <text:p text:style-name="Text_20_body">Chapter Two is the compilation of all my Background Research into the technologies and concepts this project will need to explore. As well as research on similar work.</text:p>
      <text:p text:style-name="Text_20_body">Chapter Three will detail the Design and Implementation of my project. Starting with basic engineering problems and then continuing to deal with several different Algorithm designs I implemented in an attempt to solve the problem.</text:p>
      <text:p text:style-name="Text_20_body">Chapter Four will analyse whether this project met the Aims and Objectives set and provided all Deliverables. I will also analyse what went wrong, and what went right, during the course of the project.</text:p>
      <text:h text:style-name="Heading_20_3" text:outline-level="3">Definition of Problem</text:h>
      <text:p text:style-name="Text_20_body">In video games and other real-time simulations, such as training simulators, the internal structure of objects and its effect on their behaviour is only roughly approximated. This means that when real-time modification of an objects shape occurs, such as in a building being destroyed or a tree knocked down, it is often predetermined in which way this will occur. In many cases this is acceptable and within the scope of what the designer wants to achieve. However games with a more open-ended approach to play may prefer this sort of scenery modification to be at the hands of their players. Currently there are a very limited selection of tools available to implement real-time modification of the game world and it's objects in arbitrary ways.</text:p>
      <text:p text:style-name="Text_20_body">The reason for this is that simulating the various pressure and stress forces of an object and rendering the visible results is computationally expensive, requiring many expensive TODO</text:p>
      <text:h text:style-name="Heading_20_3" text:outline-level="3">Hypothesis</text:h>
      <text:p text:style-name="Text_20_body">This project attempts to research the possibility of using Volumetric Data (in the form of voxel fields) to create a more realistic simulation of the effects of pressure and stress on virtual objects while still running at acceptable real time speeds. TODO</text:p>
      <text:h text:style-name="Heading_20_3" text:outline-level="3"><text:soft-page-break/>Aims and Objectives</text:h>
      <text:p text:style-name="Text_20_body">Aim: Build a physics simulation system that simulates the internal and external physics of objects and the interaction between these two simulations with acceptably realistic accuracy. </text:p>
      <text:p text:style-name="Text_20_body">To Clarify, the system does not need to 100% match real life physics, but it should come close enough that the majority of people would not notice the inaccuracies. </text:p>
      <text:p text:style-name="Text_20_body"/>
      <text:p text:style-name="Text_20_body">Objectives: </text:p>
      <text:p text:style-name="Text_20_body">• Create an efficient implementation of an algorithm such as Marching Cubes that converts </text:p>
      <text:p text:style-name="Text_20_body">volumetric data into vertex shells. The algorithm must be able to generate these vertex shells at </text:p>
      <text:p text:style-name="Text_20_body">real-time speed. </text:p>
      <text:p text:style-name="Text_20_body">• Integrate a 3rd party rigid body physics engine (such as Bullet Physics) into the system. </text:p>
      <text:p text:style-name="Text_20_body">• Implement or create algorithms that simulate the internal physics of objects on volumetric data. </text:p>
      <text:p text:style-name="Text_20_body">• External forces should have an effect on an object's internal physics. </text:p>
      <text:p text:style-name="Text_20_body">• Internal forces should have an effect on an object's external shape. </text:p>
      <text:p text:style-name="Text_20_body">• There must be robust editing tools that allow realtime modification of the simulation, including </text:p>
      <text:p text:style-name="Text_20_body">altering timescale and the effect of gravity. </text:p>
      <text:p text:style-name="Text_20_body">• Analyze the performance of the system, what optimizations could be made to improve </text:p>
      <text:p text:style-name="Text_20_body">performance. </text:p>
      <text:p text:style-name="Text_20_body">• Explore whether it is feasible for such a system to perform efficiently enough to be used in a </text:p>
      <text:p text:style-name="Text_20_body">modern video game using modern hardware. </text:p>
      <text:p text:style-name="Text_20_body"/>
      <text:p text:style-name="Text_20_body">Stretch Goals and Optional Objectives </text:p>
      <text:p text:style-name="Text_20_body">• Implement a bone-based animation system. This can be used to allow for objects to “bend” as </text:p>
      <text:p text:style-name="Text_20_body">well as to allow for animation of characters. To clarify, the animation will not take place on the </text:p>
      <text:p text:style-name="Text_20_body">volumetric data, but on the polygonal meshes based upon them. </text:p>
      <text:p text:style-name="Text_20_body">• Implement the system in a simple video game demo. </text:p>
      <text:p text:style-name="Text_20_body">• Implement support for mutli-texturing and texture blending to allow for voxel fields composed </text:p>
      <text:p text:style-name="Text_20_body">of more than one type of material. For example, sand and grass. </text:p>
      <text:h text:style-name="Heading_20_2" text:outline-level="2">Background</text:h>
      <text:h text:style-name="Heading_20_3" text:outline-level="3">Introduction</text:h>
      <text:p text:style-name="Text_20_body">The following chapter contains a summary of all background information helpful to the understanding of this project. As well as a summary of research performed to prepare for this project.</text:p>
      <text:h text:style-name="Heading_20_3" text:outline-level="3">What are Voxels?</text:h>
      <text:p text:style-name="Text_20_body">A Voxel is a a <text:span text:style-name="T1">Vo</text:span><text:span text:style-name="T3">lumetic Pi</text:span><text:span text:style-name="T1">xel</text:span><text:span text:style-name="T4">. </text:span><text:span text:style-name="T5">Essentially a 3D point, generally aligned in a grid. What separates a Voxel Field from regular point cloud data is it's structure. It is built like a bitmap image, where each </text:span><text:soft-page-break/><text:span text:style-name="T5">elements location in space can be deduced from it's location in memory. In the scope of this project a Voxel Field is used to represent the approximate shape of an object. Where the voxel field contains an integer in each memory address, with a value of 1 giving a full voxel and a value of 0 giving an empty one.</text:span></text:p>
      <text:p text:style-name="P1"/>
      <text:h text:style-name="P3" text:outline-level="3">State-Based Destruction</text:h>
      <text:p text:style-name="P2">State-Based Destruction is the name by which this project refers to the De Facto standard for destruction simulation employed in the vast majority of video games. Destructible objects simply have at least two “states” of being, each with a different visual representation and a different way of interacting with the physical world, although visual effects may hide the state transition to the end user and create the illusion of more physically realistic simulation. </text:p>
      <text:p text:style-name="P2">For example a wooden crate may be have an Intact state where it is represented by a single mesh, after being hit by a player's weapon the crates state will change to Destroyed and it will be deleted from the game world. Smaller debris objects may spawn, with some splinter particle effects, to mask the simple state change.</text:p>
      <text:p text:style-name="P2">States can be altered in a number of ways, but usually force above a certain threshold or being within the radius of an in-game explosion or other destructive force will cause a state change.</text:p>
      <text:h text:style-name="Heading_20_2" text:outline-level="2">Research</text:h>
      <text:h text:style-name="Heading_20_3" text:outline-level="3">The Marching Cubes Algorithm</text:h>
      <text:p text:style-name="Text_20_body">Marching Cubes is a “Vertex Soup” algorithm that can generate a 3d vertex mesh from Voxel Data. The Marching Cubes implementation found within this project is based upon the implementation found in GPU Gems 3[R], with some modifications.</text:p>
      <text:p text:style-name="Text_20_body">Marching Cubes works by grouping each 8 adjacent Voxels into a single “Cell” that forms a cube. By getting the values of these 8 corners and comparing them to a reference table, a prefabricated mesh can be generated consisting of a handful of triangles. This process is repeated for each set of 8 adjacent voxels until all meshes have been generated. The result is a mesh that roughly resembles the outline of the Voxel Field.</text:p>
      <text:p text:style-name="Text_20_body"/>
      <text:p text:style-name="Text_20_body">&lt;IMAGE OF REF TABLES&gt;</text:p>
      <text:p text:style-name="Text_20_body"/>
      <text:p text:style-name="Text_20_body">In the pure implementation of Marching Cubes, Cells are not required to have any knowledge of their neighbours. Each Cell only needs access to the shared Voxel Data that the algorithm is using as a source. This makes it highly parral and an excellent algorithm to be sped up by multi-core processors or GPUs.</text:p>
      <text:h text:style-name="Heading_20_3" text:outline-level="3">Bullet Physics</text:h>
      <text:p text:style-name="Text_20_body">Bullet Physics was chosen to serve as the rigid body physics engine for this project. <text:s/>It was chosen over the other engine considered, nVidia's PhysX because of it's open source nature. Although it seemed unlikely that modification of the source code would be necessary, in the event of a fatal flaw that blocked progress on the project there would be an opportunity to resolve the issue with modifications to Bullet itself instead of working around that flaw.</text:p>
      <text:h text:style-name="Heading_20_3" text:outline-level="3"><text:soft-page-break/>Similar Work</text:h>
      <text:h text:style-name="Heading_20_4" text:outline-level="4">Atomontage Engine <text:a xlink:type="simple" xlink:href="http://www.atomontage.com/?id=galleryπd=dec30_2010">[</text:a>R]</text:h>
      <text:p text:style-name="Text_20_body">The Atomontage Engine is a real time 3D engine that makes heavy use of Voxels. It is capable of modifying it's scenery in real time, though there is no visual evidence available from screenshots or videos that this process takes into account the structure of the object being acted upon. The techniques the Atomontage Engine implements <text:s/>may not be viable for video game production for several years to come. REDO</text:p>
      <text:h text:style-name="Heading_20_4" text:outline-level="4">Battlefield: Bad Company 2</text:h>
      <text:p text:style-name="Text_20_body">Battlefield: Bad Company 2 is a video game that demonstrates a convincing use of state-based destruction. It constructs large structures of of many smaller state-based destructible objects. These smaller objects can be destroyed by players, and if a certain percentage of all the supporting objects in a structure are destroyed the structure itself will experience a state change. The game makes good use of dust-clouds and additional debris objects to mask the state changes.</text:p>
      <text:h text:style-name="Heading_20_4" text:outline-level="4">Minecraft</text:h>
      <text:p text:style-name="Text_20_body">TODO</text:p>
      <text:h text:style-name="Heading_20_2" text:outline-level="2">Design and Implementation</text:h>
      <text:h text:style-name="Heading_20_3" text:outline-level="3">Introduction</text:h>
      <text:p text:style-name="Text_20_body">This chapter will document the projects progress and details of how various milestones where implemented, noting there importance to the overall system. Towards the end of the chapter the three different algorithms for simulating internal physics will be detailed, explaining the strengths and weaknesses of each approach and exploring the suitability of each for real time simulation.</text:p>
      <text:h text:style-name="Heading_20_3" text:outline-level="3">Unique Terminology</text:h>
      <text:p text:style-name="Text_20_body">A single virtual object in the system is known as a <text:span text:style-name="T6">Matter </text:span><text:span text:style-name="T7">object. A matter object is composed of several different parts: A Field of Voxel Data representing its internal structure, a Bullet Physics Rigid Body representing its external structure and a triangle mesh used as a more “photogenic” visual representation of the Mater object. How each of these components is used is detailed in the remainder of this chapter.</text:span></text:p>
      <text:p text:style-name="Text_20_body"><text:span text:style-name="T7">A </text:span><text:span text:style-name="T6">Material</text:span><text:span text:style-name="T7"> is </text:span><text:span text:style-name="T2">type</text:span><text:span text:style-name="T5"> of Matter. All Matter objects with the same Material have the same per-voxel physical attributes: Resistance to Pressure and Strain, Density (used to calculate mass), Strength and Variance in Strength.</text:span></text:p>
      <text:h text:style-name="Heading_20_3" text:outline-level="3">Marching Cubes</text:h>
      <text:p text:style-name="Text_20_body">The marching cubes algorithm was implemented based upon code found within GPU Gems 3. The original implementation was intended for procedural input, and was written in cG [?]. The project makes use of two separate versions, one written in C++ that can run on the CPU, and another written in GLSL that can run on the GPU. Reference tables where adapted from those provided by Eric Lengyel for use in his Transoxel Algorithm.</text:p>
      <text:p text:style-name="Text_20_body">The GPU implementation of the algorithm was limited to a 32x32x32 Voxel Field as input, to deal with the fixed memory requirements of GPUs. This was inherited from the original GPU games implementation. The CPU implementation was originally intended to work on arbitrary sizes of <text:soft-page-break/>Voxel Field, however this was a low priority and due to time constraints it remained a basic emulation of the GPU based code.</text:p>
      <text:p text:style-name="Text_20_body">When comparing performance, it was found that the GPU implementation could build meshes much more quickly than the CPU implementation. Initially, the GPU implementation did create some overhead elsewhere in the system, as it's vertices needed to be extracted from GPU memory to be used in physics simulation however, as is detailed in the section Convex Decomposition on Voxel Fields this became a non-issue once collision hulls where being generated using Voxel data. The GPU implementation is reliant on OpenGL transform feedback being supported.</text:p>
      <text:p text:style-name="Text_20_body">[TABLE OF RESULTS]</text:p>
      <text:p text:style-name="Text_20_body">The Marching Cubes algorithm was abstracted within a class called the VoxelDecomposer. This sub-system of the application would be responsible for processing a 3d array of voxel data and pushing the results to a triangle mesh. Depending on whether GPU acceleration was available it would perform this task using either the CPU or the GPU, and output the results directly into the mesh object.</text:p>
      <text:p text:style-name="Text_20_body">Whenever an object's shape is modified, a new mesh is built from scratch using the new voxel data. A possible optimization to the system would be to only regenerate a relevant portion of the vertices, though this optimization would not help in the worst case.</text:p>
      <text:h text:style-name="Heading_20_3" text:outline-level="3">Integration with Bullet Physics</text:h>
      <text:p text:style-name="Text_20_body">Bullet Physics handles the rigid body component of the physics simulation. For each <text:span text:style-name="T7">Matter object in the system, a corresponding Rigid Body of similar (though not identical) shape is constructed and <text:s/>passed to Bullet Physics. As well as shape, the physical properties of the Rigid Body are determined by the voxel data and the Material of the Matter object it represents. These physical properties include Mass and Center of Mass, as well as Friction and Restitution values.</text:span></text:p>
      <text:p text:style-name="P4">No modification to Bullet's source code was necessary for correct integration. Instead, two separate per-tick callbacks where used. Bullet's per-tick callback functionality allows for a user defined function to be called before and/or after each physics simulation tick, making it possible to detect collisions between objects and extract relevant data such as velocity of rigid bodies.</text:p>
      <text:p text:style-name="P4">In the pre-tick callback, each Rigid Body output it's current linear velocity to it's parent Matter object. In the post-tick callback, all collisions that occurred in the tick where scanned. If a collision was found to involve two or more Matter objects (as opposed to static geometry like the “floor”) then Internal physics simulation was run on the involved objects to check for any kind of permanent modification. The reason the pre-tick velocity of Rigid Bodies needed to be regarded was that the post tick velocity would already have been changed by bullet. Recording the velocity instead of intercepting the collision makes it much easier to resume the Bullet Physics simulation normally if no destruction occurred.</text:p>
      <text:p text:style-name="P4">When destruction occurs and a Matter object is broken into several smaller Matter objects, each of these will add a new rigid body to the Bullet Physics simulation that inherits a certain portion of its parent's velocity based on how the internal physics simulation went.</text:p>
      <text:h text:style-name="Heading_20_3" text:outline-level="3">Convex Decomposition on Voxel Fields</text:h>
      <text:p text:style-name="Text_20_body">For efficient Rigid Body physics, Bullet should be given convex shapes. This causes an issue with generating rigid bodies from Matter objects, as they can often have convex shapes. Initial experimentation was done with the HACD [R] convex decomposition algorithm (bundled with Bullet Physics) by running the triangle mesh of each Matter object through it, however it's completion time was no-where near real time often taking minutes to complete. This was probably due in part to the high number of redundant vertices generated by this project's implementation of <text:soft-page-break/>Marching Cubes, however, even the smallest Matter objects processed unacceptably slowly.</text:p>
      <text:p text:style-name="Text_20_body">It was instead decided to decompose the Matter objects using the voxel field using a custom algorithm. This algorithm had two main phases. The first phase was to group voxels into an approximately convex shape. This was accomplishing using an algorithm that worked something like a 3D equivalent of the flood-fill algorithm used in image editing software, however it had limits of its expansion to try and ensure a convex shape was preserved.</text:p>
      <text:p text:style-name="Text_20_body">Essentially, the algorithm picks the top-left-back most voxel that doesn't already belong to a sub-shape and uses this as the first node in the expansion. Every node in the graph expands in one the of the 5 axis aligned directions (other than up) and adds it's neighbour in that direction to the graph. Node's inherit information about when it is okay for them to expand from their parents, for example:</text:p>
      <text:p text:style-name="Text_20_body"/>
      <text:p text:style-name="Text_20_body">[Diagram of nodes expanding and knowing when to stop]</text:p>
      <text:p text:style-name="Text_20_body"/>
      <text:p text:style-name="Text_20_body">Here is a basic psuedo code outline of this phase of the algorithm:</text:p>
      <text:p text:style-name="Text_20_body"/>
      <text:p text:style-name="Text_20_body">[Pseudocode]</text:p>
      <text:p text:style-name="Text_20_body"/>
      <text:p text:style-name="Text_20_body">This process repeats until every voxel in the Matter object belongs to a collision hull. The second phase of the algorithm takes place during the Marching Cubes conversion of the Matter Object. For each Cell of 8 voxels considered by MC, a Cell Normal is generated like so:</text:p>
      <text:p text:style-name="Text_20_body"/>
      <text:p text:style-name="Text_20_body">[Diagram showing generation of Cell Normal]</text:p>
      <text:p text:style-name="Text_20_body"/>
      <text:p text:style-name="Text_20_body">Each voxel is then added to a Hull structure, by converting it's memory position into a local object space coordinate and off setting by the Cell Normal. The result is something like this below:</text:p>
      <text:p text:style-name="Text_20_body"/>
      <text:p text:style-name="Text_20_body">[Diagram]</text:p>
      <text:p text:style-name="Text_20_body"/>
      <text:p text:style-name="Text_20_body">[Screen-shot]</text:p>
      <text:p text:style-name="Text_20_body"/>
      <text:p text:style-name="Text_20_body">Each of these hulls can be added to a single Compound Shape in bullet physics, providing efficient collision geometry.</text:p>
      <text:p text:style-name="Text_20_body"/>
      <text:p text:style-name="Text_20_body">The average computation time for the collision geometry is:</text:p>
      <text:p text:style-name="Text_20_body"/>
      <text:p text:style-name="Text_20_body">[DATA]</text:p>
      <text:p text:style-name="Text_20_body"/>
      <text:p text:style-name="Text_20_body">A possible optimization that could be made to the decomposition algorithm would be to create more, less accurate shapes like cubes during the first phase. This would speed up the processing of new matter objects for use in Bullet Physics, although the extra collision shapes may hurt the actual <text:soft-page-break/>performance of Bullet.</text:p>
      <text:p text:style-name="Text_20_body"/>
      <text:p text:style-name="Text_20_body">Generating the Cell Normal may also prove to be expensive with larger numbers of Matter Objects, although with GPU processing enabled this will be less of an issue. A possible alternative would be to store a reference table of precomputed normals, as there are only about 50 possible &lt;CHECK THIS&gt; possible values.</text:p>
      <text:h text:style-name="Heading_20_3" text:outline-level="3">Test Scenarios</text:h>
      <text:p text:style-name="Text_20_body">There where several test scenarios designed to see if the system behaved in the expected manner. Given these inputs, the system should produce something similar to the expected output.</text:p>
      <text:h text:style-name="Heading_20_4" text:outline-level="4">Scenario 1</text:h>
      <text:p text:style-name="Text_20_body">Setup: Two Matter Objects of equal size and material.</text:p>
      <text:p text:style-name="Text_20_body">Process: Collide the two objects at an flat angle. With the objects having different velocities.</text:p>
      <text:p text:style-name="Text_20_body">Expected Result: Destruction should be roughly equal in magnitude and pattern in both objects.</text:p>
      <text:p text:style-name="Text_20_body">What this shows: That destruction is roughly proportional to <text:span text:style-name="T6">force</text:span> applied. Newton's third law states that every force applied has an equal and opposite reaction force. This means destruction is relative and does not give priority to objects that are faster or slower within Bullet's absolute reference frame.</text:p>
      <text:h text:style-name="Heading_20_4" text:outline-level="4">Scenario 2</text:h>
      <text:p text:style-name="Text_20_body">Setup: One Matter Object with a main body and a thinner, longer “branch” coming of it. One roughly round Matter Object.</text:p>
      <text:p text:style-name="Text_20_body">Process: Collide the two objects, making sure that the round object hits the other one in the thin branch area. Then collide the objects again making sure it hits the main body.</text:p>
      <text:p text:style-name="Text_20_body">Expected Result: When the branch is hit, it will disconnect from the main body of its parent or be totally obliterated, when the main body is hit, the branch will remain connected and destruction will be reduced overall.</text:p>
      <text:p text:style-name="Text_20_body">What this shows: That the internal physics simulation takes the structure of a Matter Object into account when calculating destruction, and hitting distinctly different parts of the object has equally distinct effects.</text:p>
      <text:p text:style-name="Text_20_body"/>
      <text:h text:style-name="Heading_20_4" text:outline-level="4">Scenario 3</text:h>
      <text:p text:style-name="Text_20_body">Setup: One Matter Object shaped a bit like a dumbbell, IE it was a lot of weight at either end but a weak middle. One roughly round Matter Object.</text:p>
      <text:p text:style-name="Text_20_body">Process: Collide the two objects, making sure the round object collides with with middle of the dumbbell shape. Then reattempt making sure the round object collides with one end of the dumbbell shape.</text:p>
      <text:p text:style-name="Text_20_body">Expected Result: In both, collisions the middle of the dumbbell should undergo a lot of stress. In the first collision this stress should be very high.</text:p>
      <text:p text:style-name="Text_20_body">What this shows: TODO</text:p>
      <text:h text:style-name="Heading_20_3" text:outline-level="3"><text:soft-page-break/>First Algorithm – Iterative Approach</text:h>
      <text:p text:style-name="Text_20_body"><text:tab/>Algorithm Design and Theory</text:p>
      <text:p text:style-name="Text_20_body"><text:tab/>Algorithm Implementation</text:p>
      <text:p text:style-name="Text_20_body"><text:tab/>Analysis</text:p>
      <text:p text:style-name="Text_20_body"><text:tab/><text:tab/>Bottlenecks</text:p>
      <text:p text:style-name="Text_20_body"><text:tab/><text:tab/>Quirks</text:p>
      <text:p text:style-name="Text_20_body"><text:tab/><text:tab/>End Result</text:p>
      <text:h text:style-name="Heading_20_3" text:outline-level="3">Second Algorithm – Phased Approach</text:h>
      <text:p text:style-name="Standard"><text:tab/>Algorithm Design and Theory</text:p>
      <text:p text:style-name="Text_20_body"><text:tab/>Algorithm Implementation</text:p>
      <text:p text:style-name="Text_20_body"><text:tab/>Analysis</text:p>
      <text:p text:style-name="Text_20_body"><text:tab/><text:tab/>Bottlenecks</text:p>
      <text:p text:style-name="Text_20_body"><text:tab/><text:tab/>Quirks</text:p>
      <text:p text:style-name="Text_20_body"><text:tab/><text:tab/>End Result</text:p>
      <text:h text:style-name="Heading_20_3" text:outline-level="3">Third Algorithm – Shape Analysis</text:h>
      <text:p text:style-name="Standard"><text:tab/>Algorithm Design and Theory</text:p>
      <text:p text:style-name="Text_20_body"><text:tab/>Algorithm Implementation</text:p>
      <text:p text:style-name="Text_20_body"><text:tab/>Analysis</text:p>
      <text:p text:style-name="Text_20_body"><text:tab/><text:tab/>Bottlenecks</text:p>
      <text:p text:style-name="Text_20_body"><text:tab/><text:tab/>Quirks</text:p>
      <text:p text:style-name="Text_20_body"><text:tab/><text:tab/>End Result</text:p>
      <text:h text:style-name="Heading_20_3" text:outline-level="3">Comparison of Implemented Algorithms</text:h>
      <text:h text:style-name="Heading_20_3" text:outline-level="3">Summary</text:h>
      <text:p text:style-name="Text_20_body"/>
      <text:h text:style-name="Heading_20_2" text:outline-level="2">Conclusion and Project Evaluation</text:h>
      <text:h text:style-name="Heading_20_3" text:outline-level="3">Introduction</text:h>
      <text:p text:style-name="Text_20_body"/>
      <text:h text:style-name="Heading_20_3" text:outline-level="3">Conclusion</text:h>
      <text:p text:style-name="Text_20_body"><text:tab/>Satisfaction of the aims and objectives.</text:p>
      <text:p text:style-name="Text_20_body"><text:tab/>Overall conclusion.</text:p>
      <text:p text:style-name="Text_20_body"/>
      <text:h text:style-name="Heading_20_3" text:outline-level="3"><text:soft-page-break/>Evaluation</text:h>
      <text:p text:style-name="Text_20_body"><text:tab/>Sticking to the Time Plan</text:p>
      <text:p text:style-name="Text_20_body"><text:tab/>What did I learn?</text:p>
      <text:p text:style-name="Text_20_body"><text:tab/>What went well?</text:p>
      <text:p text:style-name="Text_20_body"><text:tab/>What could have gone better?</text:p>
      <text:h text:style-name="Heading_20_3" text:outline-level="3">Further Work</text:h>
      <text:h text:style-name="Heading_20_3" text:outline-level="3">Summmary</text:h>
      <text:h text:style-name="Heading_20_2" text:outline-level="2">References</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Lewis Wakeford</meta:initial-creator>
    <meta:creation-date>2013-05-02T07:05:33.46</meta:creation-date>
    <dc:date>2013-05-02T16:41:34</dc:date>
    <dc:creator>l wakeford</dc:creator>
    <meta:editing-duration>PT4H36M50S</meta:editing-duration>
    <meta:editing-cycles>80</meta:editing-cycles>
    <meta:generator>LibreOffice/3.3$Linux LibreOffice_project/330m19$Build-401</meta:generator>
    <meta:document-statistic meta:table-count="0" meta:image-count="0" meta:object-count="0" meta:page-count="9" meta:paragraph-count="152" meta:word-count="3110" meta:character-count="19113"/>
  </office:meta>
</office:document-meta>
</file>